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actual height</text:p>
          </table:table-cell>
          <table:table-cell office:value-type="string" calcext:value-type="string">
            <text:p>height ultrasonic</text:p>
          </table:table-cell>
          <table:table-cell office:value-type="string" calcext:value-type="string">
            <text:p>linear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formula="of:=[.C2]-[.C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]-[.C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formula="of:=[.C5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.4</text:p>
          </table:table-cell>
          <table:table-cell table:formula="of:=[.C6]-[.C5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table:formula="of:=[.C7]-[.C6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table:formula="of:=[.C8]-[.C7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 table:formula="of:=[.C9]-[.C8]" office:value-type="float" office:value="2.4" calcext:value-type="float">
            <text:p>2.4</text:p>
          </table:table-cell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  <text:p>It is prefilled so that there is a consistent layer on the bot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3:57:43.77295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3:58:39.750878343</dc:date>
    <meta:editing-duration>PT26M1S</meta:editing-duration>
    <meta:editing-cycles>4</meta:editing-cycles>
    <meta:document-statistic meta:table-count="2" meta:cell-count="50" meta:object-count="0"/>
  </office:meta>
</office:document-meta>
</file>